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6.2988in" svg:height="3.5429in" svg:x="8.213in" svg:y="1.0402in">
            <draw:object draw:notify-on-update-of-ranges="Sheet1.B2:Sheet1.B2 Sheet1.B3:Sheet1.B11 Sheet1.C2:Sheet1.C2 Sheet1.C3:Sheet1.C11 Sheet1.D2:Sheet1.D2 Sheet1.D3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string" calcext:value-type="string">
            <text:p>star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hashes</text:p>
          </table:table-cell>
          <table:table-cell office:value-type="float" office:value="0.112325631" calcext:value-type="float">
            <text:p>0.112325631</text:p>
          </table:table-cell>
          <table:table-cell office:value-type="float" office:value="0.4341529" calcext:value-type="float">
            <text:p>0.4341529</text:p>
          </table:table-cell>
          <table:table-cell table:style-name="ce1"/>
          <table:table-cell table:number-columns-repeated="2"/>
          <table:table-cell table:formula="of:=[.D3]/[.C3]" office:value-type="float" office:value="3.86512763057614" calcext:value-type="float">
            <text:p>3.865127630576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mage</text:p>
          </table:table-cell>
          <table:table-cell office:value-type="float" office:value="0.0557360259999998" calcext:value-type="float">
            <text:p>0.0557360259999998</text:p>
          </table:table-cell>
          <table:table-cell office:value-type="float" office:value="0.2779757" calcext:value-type="float">
            <text:p>0.2779757</text:p>
          </table:table-cell>
          <table:table-cell table:style-name="ce1"/>
          <table:table-cell table:number-columns-repeated="2"/>
          <table:table-cell table:formula="of:=[.D4]/[.C4]" office:value-type="float" office:value="4.98736131635939" calcext:value-type="float">
            <text:p>4.9873613163593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json</text:p>
          </table:table-cell>
          <table:table-cell office:value-type="float" office:value="0.0433253070000001" calcext:value-type="float">
            <text:p>0.0433253070000001</text:p>
          </table:table-cell>
          <table:table-cell office:value-type="float" office:value="0.2890279" calcext:value-type="float">
            <text:p>0.2890279</text:p>
          </table:table-cell>
          <table:table-cell table:style-name="ce1"/>
          <table:table-cell table:number-columns-repeated="2"/>
          <table:table-cell table:formula="of:=[.D5]/[.C5]" office:value-type="float" office:value="6.67111025895326" calcext:value-type="float">
            <text:p>6.6711102589532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prospero_compile</text:p>
          </table:table-cell>
          <table:table-cell office:value-type="float" office:value="0.0408409709999996" calcext:value-type="float">
            <text:p>0.0408409709999996</text:p>
          </table:table-cell>
          <table:table-cell office:value-type="float" office:value="0.2419709" calcext:value-type="float">
            <text:p>0.2419709</text:p>
          </table:table-cell>
          <table:table-cell table:style-name="ce1"/>
          <table:table-cell table:number-columns-repeated="2"/>
          <table:table-cell table:formula="of:=[.D6]/[.C6]" office:value-type="float" office:value="5.9247097724489" calcext:value-type="float">
            <text:p>5.924709772448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ospero_eval</text:p>
          </table:table-cell>
          <table:table-cell office:value-type="float" office:value="0.090058278" calcext:value-type="float">
            <text:p>0.090058278</text:p>
          </table:table-cell>
          <table:table-cell office:value-type="float" office:value="0.3272976" calcext:value-type="float">
            <text:p>0.3272976</text:p>
          </table:table-cell>
          <table:table-cell table:style-name="ce1"/>
          <table:table-cell table:number-columns-repeated="2"/>
          <table:table-cell table:formula="of:=[.D7]/[.C7]" office:value-type="float" office:value="3.63428667823296" calcext:value-type="float">
            <text:p>3.6342866782329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and_sort</text:p>
          </table:table-cell>
          <table:table-cell office:value-type="float" office:value="0.0524639440000001" calcext:value-type="float">
            <text:p>0.0524639440000001</text:p>
          </table:table-cell>
          <table:table-cell office:value-type="float" office:value="0.3756379" calcext:value-type="float">
            <text:p>0.3756379</text:p>
          </table:table-cell>
          <table:table-cell table:style-name="ce1"/>
          <table:table-cell table:number-columns-repeated="2"/>
          <table:table-cell table:formula="of:=[.D8]/[.C8]" office:value-type="float" office:value="7.15992491910253" calcext:value-type="float">
            <text:p>7.1599249191025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apier</text:p>
          </table:table-cell>
          <table:table-cell office:value-type="float" office:value="0.041115562" calcext:value-type="float">
            <text:p>0.041115562</text:p>
          </table:table-cell>
          <table:table-cell office:value-type="float" office:value="0.2915089" calcext:value-type="float">
            <text:p>0.2915089</text:p>
          </table:table-cell>
          <table:table-cell table:style-name="ce1"/>
          <table:table-cell table:number-columns-repeated="2"/>
          <table:table-cell table:formula="of:=[.D9]/[.C9]" office:value-type="float" office:value="7.08998943027947" calcext:value-type="float">
            <text:p>7.0899894302794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gex</text:p>
          </table:table-cell>
          <table:table-cell office:value-type="float" office:value="0.027027317" calcext:value-type="float">
            <text:p>0.027027317</text:p>
          </table:table-cell>
          <table:table-cell office:value-type="float" office:value="0.2883377" calcext:value-type="float">
            <text:p>0.2883377</text:p>
          </table:table-cell>
          <table:table-cell table:style-name="ce1"/>
          <table:table-cell table:number-columns-repeated="2"/>
          <table:table-cell table:formula="of:=[.D10]/[.C10]" office:value-type="float" office:value="10.6683804389463" calcext:value-type="float">
            <text:p>10.668380438946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zip</text:p>
          </table:table-cell>
          <table:table-cell office:value-type="float" office:value="0.0721204459999999" calcext:value-type="float">
            <text:p>0.0721204459999999</text:p>
          </table:table-cell>
          <table:table-cell office:value-type="float" office:value="0.2601437" calcext:value-type="float">
            <text:p>0.2601437</text:p>
          </table:table-cell>
          <table:table-cell table:style-name="ce1"/>
          <table:table-cell table:number-columns-repeated="2"/>
          <table:table-cell table:formula="of:=[.D11]/[.C11]" office:value-type="float" office:value="3.60707281261129" calcext:value-type="float">
            <text:p>3.60707281261129</text:p>
          </table:table-cell>
          <table:table-cell table:style-name="ce1"/>
          <table:table-cell/>
        </table:table-row>
        <table:table-row table:style-name="ro1" table:number-rows-repeated="5">
          <table:table-cell table:number-columns-repeated="8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1" table:number-columns-repeated="2"/>
        </table:table-row>
        <table:table-row table:style-name="ro1">
          <table:table-cell table:number-columns-repeated="8"/>
          <table:table-cell table:style-name="ce2"/>
          <table:table-cell table:style-name="ce1"/>
        </table:table-row>
        <table:table-row table:style-name="ro1" table:number-rows-repeated="5">
          <table:table-cell table:number-columns-repeated="9"/>
          <table:table-cell table:style-name="ce1"/>
        </table:table-row>
        <table:table-row table:style-name="ro1">
          <table:table-cell table:number-columns-repeated="9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16:42:09.102454298</meta:creation-date>
    <dc:date>2026-03-16T16:53:58.887702273</dc:date>
    <meta:editing-duration>PT11M49S</meta:editing-duration>
    <meta:editing-cycles>3</meta:editing-cycles>
    <meta:generator>LibreOffice/26.2.1.2$Linux_X86_64 LibreOffice_project/4498df292cc7b696862cd17d793f3e8fd1382c8a</meta:generator>
    <meta:document-statistic meta:table-count="1" meta:cell-count="3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8cm" svg:y="3.952cm" style:legend-expansion="high" chart:style-name="ch2"/>
        <chart:plot-area chart:style-name="ch3" svg:x="0.32cm" svg:y="0.18cm" svg:width="13.84cm" svg:height="8.64cm">
          <chart:coordinate-region svg:x="1.24cm" svg:y="0.379cm" svg:width="12.92cm" svg:height="5.977cm"/>
          <chart:axis chart:dimension="x" chart:name="primary-x" chart:style-name="ch4" chartooo:axis-type="auto">
            <chartooo:date-scale/>
            <chart:categories table:cell-range-address="Sheet1.B3:Sheet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1" chart:label-cell-address="Sheet1.C2:Sheet1.C2" chart:class="chart:bar">
            <chart:data-point chart:repeated="9"/>
          </chart:series>
          <chart:series chart:style-name="ch8" chart:values-cell-range-address="Sheet1.D3:Sheet1.D11" chart:label-cell-address="Sheet1.D2:Sheet1.D2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</text:p>
                <draw:g>
                  <svg:desc>Sheet1.C2:Sheet1.C2</svg:desc>
                </draw:g>
              </table:table-cell>
              <table:table-cell office:value-type="string">
                <text:p>sta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shes</text:p>
                <draw:g>
                  <svg:desc>Sheet1.B3:Sheet1.B11</svg:desc>
                </draw:g>
              </table:table-cell>
              <table:table-cell office:value-type="float" office:value="0.112325631">
                <text:p>0.112325631</text:p>
                <draw:g>
                  <svg:desc>Sheet1.C3:Sheet1.C11</svg:desc>
                </draw:g>
              </table:table-cell>
              <table:table-cell office:value-type="float" office:value="0.4341529">
                <text:p>0.4341529</text:p>
                <draw:g>
                  <svg:desc>Sheet1.D3:Sheet1.D11</svg:desc>
                </draw:g>
              </table:table-cell>
            </table:table-row>
            <table:table-row>
              <table:table-cell office:value-type="string">
                <text:p>image</text:p>
              </table:table-cell>
              <table:table-cell office:value-type="float" office:value="0.0557360259999998">
                <text:p>0.0557360259999998</text:p>
              </table:table-cell>
              <table:table-cell office:value-type="float" office:value="0.2779757">
                <text:p>0.2779757</text:p>
              </table:table-cell>
            </table:table-row>
            <table:table-row>
              <table:table-cell office:value-type="string">
                <text:p>json</text:p>
              </table:table-cell>
              <table:table-cell office:value-type="float" office:value="0.0433253070000001">
                <text:p>0.0433253070000001</text:p>
              </table:table-cell>
              <table:table-cell office:value-type="float" office:value="0.2890279">
                <text:p>0.2890279</text:p>
              </table:table-cell>
            </table:table-row>
            <table:table-row>
              <table:table-cell office:value-type="string">
                <text:p>prospero_compile</text:p>
              </table:table-cell>
              <table:table-cell office:value-type="float" office:value="0.0408409709999996">
                <text:p>0.0408409709999996</text:p>
              </table:table-cell>
              <table:table-cell office:value-type="float" office:value="0.2419709">
                <text:p>0.2419709</text:p>
              </table:table-cell>
            </table:table-row>
            <table:table-row>
              <table:table-cell office:value-type="string">
                <text:p>prospero_eval</text:p>
              </table:table-cell>
              <table:table-cell office:value-type="float" office:value="0.090058278">
                <text:p>0.090058278</text:p>
              </table:table-cell>
              <table:table-cell office:value-type="float" office:value="0.3272976">
                <text:p>0.3272976</text:p>
              </table:table-cell>
            </table:table-row>
            <table:table-row>
              <table:table-cell office:value-type="string">
                <text:p>rand_sort</text:p>
              </table:table-cell>
              <table:table-cell office:value-type="float" office:value="0.0524639440000001">
                <text:p>0.0524639440000001</text:p>
              </table:table-cell>
              <table:table-cell office:value-type="float" office:value="0.3756379">
                <text:p>0.3756379</text:p>
              </table:table-cell>
            </table:table-row>
            <table:table-row>
              <table:table-cell office:value-type="string">
                <text:p>rapier</text:p>
              </table:table-cell>
              <table:table-cell office:value-type="float" office:value="0.041115562">
                <text:p>0.041115562</text:p>
              </table:table-cell>
              <table:table-cell office:value-type="float" office:value="0.2915089">
                <text:p>0.2915089</text:p>
              </table:table-cell>
            </table:table-row>
            <table:table-row>
              <table:table-cell office:value-type="string">
                <text:p>regex</text:p>
              </table:table-cell>
              <table:table-cell office:value-type="float" office:value="0.027027317">
                <text:p>0.027027317</text:p>
              </table:table-cell>
              <table:table-cell office:value-type="float" office:value="0.2883377">
                <text:p>0.2883377</text:p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0.0721204459999999">
                <text:p>0.0721204459999999</text:p>
              </table:table-cell>
              <table:table-cell office:value-type="float" office:value="0.2601437">
                <text:p>0.2601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4498df292cc7b696862cd17d793f3e8fd1382c8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